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Oswald" svg:font-family="Oswald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0225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text-properties style:font-name="Liberation Serif" fo:font-size="10pt" officeooo:paragraph-rsid="00180225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180225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1ba315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21432f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officeooo:paragraph-rsid="0017a48d"/>
    </style:style>
    <style:style style:name="P8" style:family="paragraph" style:parent-style-name="Preformatted_20_Text">
      <style:text-properties style:font-name="Century Schoolbook L"/>
    </style:style>
    <style:style style:name="P9" style:family="paragraph" style:parent-style-name="Preformatted_20_Text">
      <style:text-properties style:font-name="Liberation Serif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fo:font-size="10.5pt" fo:letter-spacing="normal" fo:font-style="normal" fo:font-weight="bold" officeooo:rsid="0017a48d" style:font-weight-asian="bold" style:font-weight-complex="bold" loext:padding="0cm" loext:border="none"/>
    </style:style>
    <style:style style:name="T3" style:family="text">
      <style:text-properties fo:font-variant="normal" fo:text-transform="none" fo:color="#000000" fo:font-size="10.5pt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color="#000000" fo:font-size="10.5pt" fo:letter-spacing="normal" fo:font-style="normal" fo:font-weight="normal" officeooo:rsid="0017a48d" style:font-weight-asian="normal" style:font-weight-complex="normal" loext:padding="0cm" loext:border="none"/>
    </style:style>
    <style:style style:name="T5" style:family="text">
      <style:text-properties fo:font-variant="normal" fo:text-transform="none" fo:color="#000000" fo:font-size="10.5pt" fo:letter-spacing="normal" fo:font-style="normal" fo:font-weight="normal" style:font-weight-asian="normal" style:font-weight-complex="normal" loext:padding="0cm" loext:border="none"/>
    </style:style>
    <style:style style:name="T6" style:family="text">
      <style:text-properties fo:font-variant="normal" fo:text-transform="none" fo:color="#000000" style:font-name="DejaVu Sans Mono" fo:font-size="10.5pt" fo:letter-spacing="normal" fo:font-style="normal" fo:font-weight="normal" style:font-weight-asian="normal" style:font-weight-complex="normal" loext:padding="0cm" loext:border="none"/>
    </style:style>
    <style:style style:name="T7" style:family="text">
      <style:text-properties fo:font-variant="normal" fo:text-transform="none" fo:color="#000000" style:font-name="Century Schoolbook L" fo:font-size="10.5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000000" style:font-name="Century Schoolbook L" fo:font-size="10.5pt" fo:letter-spacing="normal" fo:font-style="normal" fo:font-weight="normal" style:font-weight-asian="normal" style:font-weight-complex="normal" loext:padding="0cm" loext:border="none"/>
    </style:style>
    <style:style style:name="T9" style:family="text">
      <style:text-properties fo:font-variant="normal" fo:text-transform="none" fo:color="#000000" fo:font-size="10pt" fo:letter-spacing="normal" fo:font-style="normal" fo:font-weight="normal" officeooo:rsid="0017a48d" style:font-size-asian="10pt" style:font-weight-asian="normal" style:font-size-complex="10pt" style:font-weight-complex="normal" loext:padding="0cm" loext:border="none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fo:font-weight="normal" style:font-size-asian="8.75pt" style:font-weight-asian="normal" style:font-size-complex="10pt" style:font-weight-complex="normal" loext:padding="0cm" loext:border="none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2" style:family="text">
      <style:text-properties fo:font-variant="normal" fo:text-transform="none" fo:color="#68912e" style:text-line-through-style="none" style:text-line-through-type="none" style:font-name="Century Schoolbook L" fo:font-size="10.5pt" fo:letter-spacing="normal" fo:font-style="normal" style:text-underline-style="none" fo:font-weight="bold" officeooo:rsid="0017a48d" style:text-blinking="false" loext:padding="0cm" loext:border="none"/>
    </style:style>
    <style:style style:name="T13" style:family="text">
      <style:text-properties fo:font-variant="normal" fo:text-transform="none" fo:color="#68912e" style:text-line-through-style="none" style:text-line-through-type="none" style:font-name="Century Schoolbook L" fo:font-size="10.5pt" fo:letter-spacing="normal" fo:font-style="normal" style:text-underline-style="none" fo:font-weight="bold" style:text-blinking="false" loext:padding="0cm" loext:border="none"/>
    </style:style>
    <style:style style:name="T14" style:family="text">
      <style:text-properties fo:font-variant="normal" fo:text-transform="none" fo:color="#68912e" style:text-line-through-style="none" style:text-line-through-type="none" style:font-name="Century Schoolbook L" fo:font-size="10.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15" style:family="text">
      <style:text-properties fo:font-variant="normal" fo:text-transform="none" fo:color="#8888c6" style:font-name="DejaVu Sans Mono" fo:font-size="10.5pt" fo:letter-spacing="normal" fo:font-style="normal" fo:font-weight="normal" style:font-weight-asian="normal" style:font-weight-complex="normal" loext:padding="0cm" loext:border="none"/>
    </style:style>
    <style:style style:name="T16" style:family="text">
      <style:text-properties fo:font-variant="normal" fo:text-transform="none" fo:color="#8888c6" style:font-name="Century Schoolbook L" fo:font-size="10.5pt" fo:letter-spacing="normal" fo:font-style="normal" fo:font-weight="bold" style:font-weight-asian="bold" style:font-weight-complex="bold" loext:padding="0cm" loext:border="none"/>
    </style:style>
    <style:style style:name="T17" style:family="text">
      <style:text-properties fo:font-variant="normal" fo:text-transform="none" fo:color="#8888c6" style:font-name="Century Schoolbook L" fo:font-size="10.5pt" fo:letter-spacing="normal" fo:font-style="normal" fo:font-weight="normal" style:font-weight-asian="normal" style:font-weight-complex="normal" loext:padding="0cm" loext:border="none"/>
    </style:style>
    <style:style style:name="T18" style:family="text">
      <style:text-properties fo:font-variant="normal" fo:text-transform="none" fo:color="#8888c6" style:font-name="Liberation Serif" fo:font-size="10pt" fo:letter-spacing="normal" fo:font-style="normal" fo:font-weight="normal" style:font-size-asian="8.75pt" style:font-weight-asian="normal" style:font-size-complex="10pt" style:font-weight-complex="normal" loext:padding="0cm" loext:border="none"/>
    </style:style>
    <style:style style:name="T19" style:family="text">
      <style:text-properties fo:font-variant="normal" fo:text-transform="none" fo:color="#6a8759" style:font-name="DejaVu Sans Mono" fo:font-size="10.5pt" fo:letter-spacing="normal" fo:font-style="normal" fo:font-weight="normal" style:font-weight-asian="normal" style:font-weight-complex="normal" loext:padding="0cm" loext:border="none"/>
    </style:style>
    <style:style style:name="T20" style:family="text">
      <style:text-properties fo:font-variant="normal" fo:text-transform="none" fo:color="#6a8759" style:font-name="Century Schoolbook L" fo:font-size="10.5pt" fo:letter-spacing="normal" fo:font-style="normal" fo:font-weight="bold" style:font-weight-asian="bold" style:font-weight-complex="bold" loext:padding="0cm" loext:border="none"/>
    </style:style>
    <style:style style:name="T21" style:family="text">
      <style:text-properties fo:font-variant="normal" fo:text-transform="none" fo:color="#6a8759" style:font-name="Century Schoolbook L" fo:font-size="10.5pt" fo:letter-spacing="normal" fo:font-style="normal" fo:font-weight="normal" style:font-weight-asian="normal" style:font-weight-complex="normal" loext:padding="0cm" loext:border="none"/>
    </style:style>
    <style:style style:name="T22" style:family="text">
      <style:text-properties fo:font-variant="normal" fo:text-transform="none" fo:color="#6a8759" style:font-name="Liberation Serif" fo:font-size="10pt" fo:letter-spacing="normal" fo:font-style="normal" fo:font-weight="normal" style:font-size-asian="8.75pt" style:font-weight-asian="normal" style:font-size-complex="10pt" style:font-weight-complex="normal" loext:padding="0cm" loext:border="none"/>
    </style:style>
    <style:style style:name="T23" style:family="text">
      <style:text-properties style:font-name="Century Schoolbook L"/>
    </style:style>
    <style:style style:name="T24" style:family="text">
      <style:text-properties style:font-name="Century Schoolbook L" fo:background-color="transparent" loext:char-shading-value="0"/>
    </style:style>
    <style:style style:name="T25" style:family="text">
      <style:text-properties style:font-name="Century Schoolbook L" fo:font-size="10pt" style:font-size-asian="10pt" style:font-size-complex="10pt"/>
    </style:style>
    <style:style style:name="T26" style:family="text">
      <style:text-properties fo:color="#8888c6"/>
    </style:style>
    <style:style style:name="T27" style:family="text">
      <style:text-properties fo:color="#8888c6" style:font-name="DejaVu Sans Mono"/>
    </style:style>
    <style:style style:name="T28" style:family="text">
      <style:text-properties fo:color="#6a8759"/>
    </style:style>
    <style:style style:name="T29" style:family="text">
      <style:text-properties fo:color="#6a8759" style:font-name="DejaVu Sans Mono"/>
    </style:style>
    <style:style style:name="T30" style:family="text">
      <style:text-properties fo:color="#cc7832"/>
    </style:style>
    <style:style style:name="T31" style:family="text">
      <style:text-properties fo:color="#cc7832" style:font-name="DejaVu Sans Mono"/>
    </style:style>
    <style:style style:name="T32" style:family="text">
      <style:text-properties fo:color="#6897bb"/>
    </style:style>
    <style:style style:name="T33" style:family="text">
      <style:text-properties style:font-name="DejaVu Sans Mono"/>
    </style:style>
    <style:style style:name="T34" style:family="text">
      <style:text-properties fo:background-color="transparent" loext:char-shading-value="0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0pt" style:font-size-asian="10pt" style:font-size-complex="10pt"/>
    </style:style>
    <style:style style:name="T38" style:family="text">
      <style:text-properties style:font-name="Liberation Serif" fo:font-size="10pt" fo:font-weight="normal" style:font-size-asian="8.75pt" style:font-weight-asian="normal" style:font-size-complex="10pt" style:font-weight-complex="normal"/>
    </style:style>
    <style:style style:name="T39" style:family="text">
      <style:text-properties style:font-name="Liberation Serif" fo:font-weight="normal" style:font-weight-asian="normal" style:font-weight-complex="normal"/>
    </style:style>
    <style:style style:name="T40" style:family="text">
      <style:text-properties officeooo:rsid="001ba3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E</text:span><text:a xlink:type="simple" xlink:href="https://ava.cefor.ifes.edu.br/mod/page/view.php?id=212047" text:style-name="Internet_20_link" text:visited-style-name="Visited_20_Internet_20_Link"><text:span text:style-name="T13">struturas </text:span></text:a><text:a xlink:type="simple" xlink:href="https://ava.cefor.ifes.edu.br/mod/page/view.php?id=212047" text:style-name="Internet_20_link" text:visited-style-name="Visited_20_Internet_20_Link"><text:span text:style-name="T14">condicionais</text:span></text:a></text:p>
      <text:p text:style-name="Text_20_body"><text:span text:style-name="T2">R</text:span><text:span text:style-name="T3">esolva os exercícios abaixo em Python:<text:line-break/><text:line-break/>1) </text:span><text:bookmark-start text:name="__DdeLink__1_948493445"/><text:span text:style-name="T3">Escreva um algoritmo que leia um número e o imprima caso ele seja maior que 20.<text:line-break/></text:span><text:bookmark-end text:name="__DdeLink__1_948493445"/><text:bookmark-start text:name="__DdeLink__3_948493445"/><text:span text:style-name="T9">n= int(input(“Digite um número: “)</text:span></text:p>
      <text:p text:style-name="P2">if n &gt; 20:</text:p>
      <text:p text:style-name="P2"><text:tab/>print(n)<text:bookmark-end text:name="__DdeLink__3_948493445"/></text:p>
      <text:p text:style-name="P2"/>
      <text:p text:style-name="P1"><text:span text:style-name="T7">2) </text:span><text:bookmark-start text:name="__DdeLink__5_948493445"/><text:span text:style-name="T7">Escreva um algoritmo que leia um número e o imprima caso ele seja PAR.</text:span><text:bookmark-end text:name="__DdeLink__5_948493445"/><text:span text:style-name="T7"><text:line-break/></text:span><text:span text:style-name="T37">n= int (input ("Digite um número: "))</text:span></text:p>
      <text:p text:style-name="P3">if n%2==0:</text:p>
      <text:p text:style-name="P9"><text:s text:c="4"/>print (n)</text:p>
      <text:p text:style-name="P9"/>
      <text:p text:style-name="P8"/>
      <text:p text:style-name="P4"><text:span text:style-name="T7">3) E</text:span><text:bookmark-start text:name="__DdeLink__7_948493445"/><text:span text:style-name="T7">screva um algoritmo que leia um número e o imprima caso ele seja ÍMPAR.</text:span><text:bookmark-end text:name="__DdeLink__7_948493445"/></text:p>
      <text:p text:style-name="P2">n= int(input ("Digite um número: "))</text:p>
      <text:p text:style-name="P2">if n%2==1:</text:p>
      <text:p text:style-name="Text_20_body"><text:span text:style-name="T35"><text:s text:c="4"/>print(n)</text:span><text:span text:style-name="T7"><text:line-break/><text:line-break/>4) </text:span><text:bookmark-start text:name="__DdeLink__9_948493445"/><text:span text:style-name="T7">Escreva um algoritmo que leia um número e o imprima caso ele seja NEGATIVO.</text:span><text:bookmark-end text:name="__DdeLink__9_948493445"/><text:span text:style-name="T7"><text:line-break/></text:span><text:span text:style-name="T37">n= int (input ('Digite um número: '))</text:span></text:p>
      <text:p text:style-name="P9">if n &lt;0:</text:p>
      <text:p text:style-name="P9"><text:s text:c="4"/>print(n)</text:p>
      <text:p text:style-name="P9"/>
      <text:p text:style-name="Text_20_body"><text:span text:style-name="T7"><text:line-break/>5) </text:span><text:bookmark-start text:name="__DdeLink__13_948493445"/><text:span text:style-name="T7">Construa um algoritmo que leia dois valores numéricos inteiros e efetue a adição; caso o resultado seja maior que 10, apresentá-lo.<text:line-break/></text:span><text:bookmark-end text:name="__DdeLink__13_948493445"/><text:span text:style-name="T37">x = int (input ("Digite um número: "))</text:span></text:p>
      <text:p text:style-name="P9">y = int (input("Digite outro número: "))</text:p>
      <text:p text:style-name="P9">soma = x + y</text:p>
      <text:p text:style-name="P9">if soma &gt;= 10:</text:p>
      <text:p text:style-name="P9"><text:s text:c="4"/>print (soma)</text:p>
      <text:p text:style-name="P9"/>
      <text:p text:style-name="Text_20_body"><text:span text:style-name="T7"><text:line-break/>6) </text:span><text:bookmark-start text:name="__DdeLink__15_948493445"/><text:span text:style-name="T7">Faça um algoritmo que leia dois números inteiros e escreva o maior deles<text:line-break/></text:span><text:bookmark-end text:name="__DdeLink__15_948493445"/><text:span text:style-name="T37">x = int (input ('Digite um número: '))</text:span></text:p>
      <text:p text:style-name="P9">y = int (input ('Digite outro número: '))</text:p>
      <text:p text:style-name="P9">if x &gt; y:</text:p>
      <text:p text:style-name="P9"><text:s text:c="4"/>print (x)</text:p>
      <text:p text:style-name="P9">elif y &gt; x:</text:p>
      <text:p text:style-name="P9"><text:s text:c="4"/>print (y)</text:p>
      <text:p text:style-name="Text_20_body"><text:soft-page-break/><text:span text:style-name="T7">7) </text:span><text:bookmark-start text:name="__DdeLink__18_948493445"/><text:span text:style-name="T7">Faça um algoritmo que leia dois números inteiros e escreva-os em ordem crescente</text:span><text:bookmark-end text:name="__DdeLink__18_948493445"/><text:span text:style-name="T7"><text:line-break/></text:span><text:span text:style-name="T37">x = int (input ('Digite um número: '))</text:span></text:p>
      <text:p text:style-name="P9">y = int (input ('Digite outro número: '))</text:p>
      <text:p text:style-name="P9">if x &gt; y:</text:p>
      <text:p text:style-name="P9"><text:s text:c="4"/>print (y,x)</text:p>
      <text:p text:style-name="P9">elif y &gt; x:</text:p>
      <text:p text:style-name="P9"><text:s text:c="4"/>print (x,y)</text:p>
      <text:p text:style-name="P5"><text:span text:style-name="T11"/></text:p>
      <text:p text:style-name="Text_20_body"><text:span text:style-name="T7"><text:line-break/>8) </text:span><text:bookmark-start text:name="__DdeLink__20_948493445"/><text:span text:style-name="T7">Elabore um algoritmo que permita se um funcionário poderá pegar ou não um empréstimo. Deverá ser fornecido o salário bruto e o valor da prestação. Sabe-se que a prestação não deve ultrapassar 25% do salário bruto.</text:span><text:bookmark-end text:name="__DdeLink__20_948493445"/><text:span text:style-name="T7"><text:line-break/></text:span><text:span text:style-name="T37">salario = float (input("Digite o valor do seu salário R$ "))</text:span></text:p>
      <text:p text:style-name="P9">emprestimo = float (input("Qual o valor do empréstimo? R$ "))</text:p>
      <text:p text:style-name="P9">parcela = int (input ('Em quantas vezes deseja parcelar? '))</text:p>
      <text:p text:style-name="P9">valor = emprestimo / parcela</text:p>
      <text:p text:style-name="P9">if valor &gt; (salario * 25/100):</text:p>
      <text:p text:style-name="P9"><text:s text:c="4"/>print ('Empréstimo NEGADO! O valor da parcela é 25% maior que o valor do salário bruto!')</text:p>
      <text:p text:style-name="P9">else:</text:p>
      <text:p text:style-name="P9"><text:s text:c="4"/>print ('Empréstimo Concedido!')</text:p>
      <text:p text:style-name="P9"/>
      <text:p text:style-name="Text_20_body"><text:span text:style-name="T7"><text:line-break/>9) </text:span><text:bookmark-start text:name="__DdeLink__22_948493445"/><text:span text:style-name="T7">Calcule a média aritmética das 3 notas de um aluno e mostre, além do valor da média, uma mensagem de "Aprovado", caso a média seja igual ou superior a 60.</text:span><text:bookmark-end text:name="__DdeLink__22_948493445"/><text:span text:style-name="T7"><text:line-break/></text:span><text:span text:style-name="T37">n1 = float (input ('1ª nota: '))</text:span></text:p>
      <text:p text:style-name="P9">n2 = float (input ('2ª nota: '))</text:p>
      <text:p text:style-name="P9">n3 = float (input ('3ª nota: '))</text:p>
      <text:p text:style-name="P9">media = (n1 + n2 + n3)/3</text:p>
      <text:p text:style-name="P9">if media &lt; 6:</text:p>
      <text:p text:style-name="P9"><text:s text:c="4"/>print ("Sua média é {:.2f}. Reprovado!".format (media))</text:p>
      <text:p text:style-name="P9">else:</text:p>
      <text:p text:style-name="P9"><text:s text:c="4"/>print ('Sua média é {:.2f}. Aprovado!'.format(media))</text:p>
      <text:p text:style-name="P6"><text:span text:style-name="T7"><text:line-break/>10) </text:span><text:bookmark-start text:name="__DdeLink__24_948493445"/><text:span text:style-name="T7">Elaborar um algoritmo que lê 2 valores a e b e os escreve com a mensagem: São múltiplos ou não são múltiplos? (desenvolva uma forma de que, não importando a ordem de entrada dos valores, o resultado seja condizente)</text:span><text:bookmark-end text:name="__DdeLink__24_9484934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Oswald" svg:font-family="Oswald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51:38.259124135</meta:creation-date>
    <dc:date>2020-03-22T16:13:15.642284595</dc:date>
    <meta:editing-duration>PT20M3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459" meta:character-count="2499" meta:non-whitespace-character-count="2031"/>
  </office:meta>
</office:document-meta>
</file>